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 style:master-page-name="">
      <style:table-properties style:width="17cm" style:page-number="auto" fo:break-before="auto" fo:break-after="auto" table:align="left" fo:keep-with-next="auto"/>
    </style:style>
    <style:style style:name="Tableau1.A" style:family="table-column">
      <style:table-column-properties style:column-width="4.773cm"/>
    </style:style>
    <style:style style:name="Tableau1.B" style:family="table-column">
      <style:table-column-properties style:column-width="6.93cm"/>
    </style:style>
    <style:style style:name="Tableau1.C" style:family="table-column">
      <style:table-column-properties style:column-width="5.297cm"/>
    </style:style>
    <style:style style:name="Tableau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1b1c1d" loext:opacity="100%" style:font-name="Google Sans Text"/>
    </style:style>
    <style:style style:name="P4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/>
    </style:style>
    <style:style style:name="P7" style:family="paragraph" style:parent-style-name="Heading_20_3">
      <style:paragraph-properties fo:margin-left="0cm" fo:margin-right="0cm" fo:margin-top="0cm" fo:margin-bottom="0.212cm" style:contextual-spacing="false" fo:line-height="114%" fo:orphans="2" fo:widows="2" fo:text-indent="0cm" style:auto-text-indent="false" fo:padding="0cm" fo:border="none" fo:keep-with-next="auto"/>
    </style:style>
    <style:style style:name="P8" style:family="paragraph" style:parent-style-name="Heading_20_3">
      <style:paragraph-properties fo:margin-left="0cm" fo:margin-right="0cm" fo:margin-top="0cm" fo:margin-bottom="0.212cm" style:contextual-spacing="false" fo:line-height="114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Google Sans Text"/>
    </style:style>
    <style:style style:name="P10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11" style:family="paragraph" style:parent-style-name="Text_20_body" style:master-page-name="">
      <style:paragraph-properties fo:margin-left="0.3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2" style:family="paragraph" style:parent-style-name="Text_20_body" style:list-style-name="L1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</style:style>
    <style:style style:name="P14" style:family="paragraph" style:parent-style-name="Heading_20_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line-height="114%" fo:orphans="2" fo:widows="2" fo:text-indent="0cm" style:auto-text-indent="false" fo:padding="0cm" fo:border="none"/>
      <style:text-properties fo:color="#1b1c1d" loext:opacity="100%" style:font-name="Google Sans Text"/>
    </style:style>
    <style:style style:name="P17" style:family="paragraph" style:parent-style-name="Text_20_body" style:list-style-name="L2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</style:style>
    <style:style style:name="P18" style:family="paragraph" style:parent-style-name="Text_20_body">
      <style:paragraph-properties fo:margin-top="0cm" fo:margin-bottom="0cm" style:contextual-spacing="false" fo:line-height="114%" fo:orphans="2" fo:widows="2" fo:padding="0cm" fo:border="none"/>
    </style:style>
    <style:style style:name="P19" style:family="paragraph" style:parent-style-name="Text_20_body" style:list-style-name="L3" style:master-page-name="">
      <style:paragraph-properties fo:margin-top="0cm" fo:margin-bottom="0cm" style:contextual-spacing="false" fo:line-height="114%" fo:orphans="2" fo:widows="2" style:page-number="auto" fo:break-before="auto" fo:break-after="auto" fo:padding="0cm" fo:border="none" fo:keep-with-next="auto"/>
    </style:style>
    <style:style style:name="P20" style:family="paragraph" style:parent-style-name="Text_20_body" style:list-style-name="L3">
      <style:paragraph-properties fo:margin-top="0cm" fo:margin-bottom="0cm" style:contextual-spacing="false" fo:line-height="114%" fo:orphans="2" fo:widows="2" fo:padding="0cm" fo:border="none"/>
    </style:style>
    <style:style style:name="T1" style:family="text">
      <style:text-properties fo:color="#1b1c1d" loext:opacity="100%" style:font-name="Google Sans Text" loext:padding="0cm" loext:border="none"/>
    </style:style>
    <style:style style:name="T2" style:family="text">
      <style:text-properties fo:color="#444746" loext:opacity="100%" style:font-name="Google Sans Text" fo:font-weight="bold" loext:padding="0cm" loext:border="none"/>
    </style:style>
    <style:style style:name="T3" style:family="text">
      <style:text-properties fo:color="#444746" loext:opacity="100%" style:font-name="Google Sans Text" loext:padding="0cm" loext:border="none"/>
    </style:style>
    <style:style style:name="T4" style:family="text">
      <style:text-properties fo:color="#1b1c1d" loext:opacity="100%" style:font-name="Google Sans Text"/>
    </style:style>
    <style:style style:name="T5" style:family="text">
      <style:text-properties fo:color="#1b1c1d" loext:opacity="100%" style:font-name="Google Sans"/>
    </style:style>
    <style:style style:name="T6" style:family="text">
      <style:text-properties fo:font-weight="bold" loext:padding="0cm" loext:border="none"/>
    </style:style>
    <style:style style:name="T7" style:family="text">
      <style:text-properties fo:font-style="italic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1b1c1d" loext:opacity="100%" style:font-name="Google Sans Text" fo:font-weight="bold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model-response-message-contentr_90bd5140c9803425">
        <text:p text:style-name="Title">Mini-Projet : Système de Gestion des Dons de Sang </text:p>
        <text:p text:style-name="Text_20_body"/>
        <text:h text:style-name="P2" text:outline-level="3">Sujet : </text:h>
        <text:p text:style-name="P3">Ce projet vise à créer une application web complète de gestion des dons de sang, maximisant l'utilisation des fonctionnalités de Symfony (Doctrine, Security, Formulaires) avec une interface utilisateur moderne grâce à Bootstrap.</text:p>
        <text:h text:style-name="P2" text:outline-level="3">1. Modèle de Données (Entités Doctrine)</text:h>
        <text:p text:style-name="P4">Le projet est fondé sur sept entités principales pour assurer une gestion complète du processus de don.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header-rows>
            <table:table-row>
              <table:table-cell table:style-name="Tableau1.A1" office:value-type="string">
                <text:p text:style-name="P5"><text:span text:style-name="Strong_20_Emphasis"><text:span text:style-name="T1">Entité</text:span></text:span></text:p>
              </table:table-cell>
              <table:table-cell table:style-name="Tableau1.A1" office:value-type="string">
                <text:p text:style-name="P5"><text:span text:style-name="Strong_20_Emphasis"><text:span text:style-name="T1">Champs Clés</text:span></text:span></text:p>
              </table:table-cell>
              <table:table-cell table:style-name="Tableau1.A1" office:value-type="string">
                <text:p text:style-name="P5"><text:span text:style-name="Strong_20_Emphasis"><text:span text:style-name="T1">Relations</text:span></text:span></text:p>
              </table:table-cell>
            </table:table-row>
          </table:table-header-rows>
          <table:table-row>
            <table:table-cell table:style-name="Tableau1.A1" office:value-type="string">
              <text:p text:style-name="P5"><text:span text:style-name="Source_20_Text"><text:span text:style-name="T2">Donateur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email</text:span></text:span><text:span text:style-name="T4">, </text:span><text:span text:style-name="Source_20_Text"><text:span text:style-name="T3">password</text:span></text:span><text:span text:style-name="T4">, </text:span><text:span text:style-name="Source_20_Text"><text:span text:style-name="T3">nom</text:span></text:span><text:span text:style-name="T4">, </text:span><text:span text:style-name="Source_20_Text"><text:span text:style-name="T3">prenom</text:span></text:span><text:span text:style-name="T4">, </text:span><text:span text:style-name="Source_20_Text"><text:span text:style-name="T2">groupeSanguin</text:span></text:span><text:span text:style-name="T4">, </text:span><text:span text:style-name="Source_20_Text"><text:span text:style-name="T3">derniereDateDon</text:span></text:span><text:span text:style-name="T4">, </text:span><text:span text:style-name="Source_20_Text"><text:span text:style-name="T3">roles</text:span></text:span><text:span text:style-name="T4"> (</text:span><text:span text:style-name="Source_20_Text"><text:span text:style-name="T3">ROLE_DONATEUR</text:span></text:span><text:span text:style-name="T4">).</text:span></text:p>
            </table:table-cell>
            <table:table-cell table:style-name="Tableau1.A1" office:value-type="string">
              <text:p text:style-name="P5"><text:span text:style-name="T4">Lié à plusieurs </text:span><text:span text:style-name="Source_20_Text"><text:span text:style-name="T2">Don</text:span></text:span><text:span text:style-name="T4"> et </text:span><text:span text:style-name="Source_20_Text"><text:span text:style-name="T2">RendezVous</text:span></text:span><text:span text:style-name="T4">. Gère l'authentification.</text:span></text:p>
            </table:table-cell>
          </table:table-row>
          <table:table-row>
            <table:table-cell table:style-name="Tableau1.A1" office:value-type="string">
              <text:p text:style-name="P5"><text:span text:style-name="Source_20_Text"><text:span text:style-name="T2">Lieu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nomLieu</text:span></text:span><text:span text:style-name="T4">, </text:span><text:span text:style-name="Source_20_Text"><text:span text:style-name="T3">adresse</text:span></text:span><text:span text:style-name="T4">, </text:span><text:span text:style-name="Source_20_Text"><text:span text:style-name="T3">ville</text:span></text:span><text:span text:style-name="T4">, </text:span><text:span text:style-name="Source_20_Text"><text:span text:style-name="T3">codePostal</text:span></text:span><text:span text:style-name="T4">.</text:span></text:p>
            </table:table-cell>
            <table:table-cell table:style-name="Tableau1.A1" office:value-type="string">
              <text:p text:style-name="P5"><text:span text:style-name="T4">Lié à plusieurs </text:span><text:span text:style-name="Source_20_Text"><text:span text:style-name="T2">Collecte</text:span></text:span><text:span text:style-name="T4">.</text:span></text:p>
            </table:table-cell>
          </table:table-row>
          <table:table-row>
            <table:table-cell table:style-name="Tableau1.A1" office:value-type="string">
              <text:p text:style-name="P5"><text:span text:style-name="Source_20_Text"><text:span text:style-name="T2">Collecte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nom</text:span></text:span><text:span text:style-name="T4">, </text:span><text:span text:style-name="Source_20_Text"><text:span text:style-name="T3">dateDebut</text:span></text:span><text:span text:style-name="T4">, </text:span><text:span text:style-name="Source_20_Text"><text:span text:style-name="T3">dateFin</text:span></text:span><text:span text:style-name="T4">, </text:span><text:span text:style-name="Source_20_Text"><text:span text:style-name="T2">capaciteMaximale</text:span></text:span><text:span text:style-name="T4">, </text:span><text:span text:style-name="Source_20_Text"><text:span text:style-name="T3">statut</text:span></text:span><text:span text:style-name="T4"> (</text:span><text:span text:style-name="Source_20_Text"><text:span text:style-name="T3">Planifiée</text:span></text:span><text:span text:style-name="T4">, </text:span><text:span text:style-name="Source_20_Text"><text:span text:style-name="T3">Terminée</text:span></text:span><text:span text:style-name="T4">).</text:span></text:p>
            </table:table-cell>
            <table:table-cell table:style-name="Tableau1.A1" office:value-type="string">
              <text:p text:style-name="P5"><text:span text:style-name="T4">Lié à un </text:span><text:span text:style-name="Source_20_Text"><text:span text:style-name="T2">Lieu</text:span></text:span><text:span text:style-name="T4"> et à plusieurs </text:span><text:span text:style-name="Source_20_Text"><text:span text:style-name="T2">RendezVous</text:span></text:span><text:span text:style-name="T4">.</text:span></text:p>
            </table:table-cell>
          </table:table-row>
          <table:table-row>
            <table:table-cell table:style-name="Tableau1.A1" office:value-type="string">
              <text:p text:style-name="P5"><text:span text:style-name="Source_20_Text"><text:span text:style-name="T2">RendezVous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dateHeureDebut</text:span></text:span><text:span text:style-name="T4">, </text:span><text:span text:style-name="Source_20_Text"><text:span text:style-name="T3">dateHeureFin</text:span></text:span><text:span text:style-name="T4">, </text:span><text:span text:style-name="Source_20_Text"><text:span text:style-name="T3">statut</text:span></text:span><text:span text:style-name="T4"> (</text:span><text:span text:style-name="Source_20_Text"><text:span text:style-name="T3">Confirmé</text:span></text:span><text:span text:style-name="T4">, </text:span><text:span text:style-name="Source_20_Text"><text:span text:style-name="T3">Annulé</text:span></text:span><text:span text:style-name="T4">, </text:span><text:span text:style-name="Source_20_Text"><text:span text:style-name="T3">Effectué</text:span></text:span><text:span text:style-name="T4">).</text:span></text:p>
            </table:table-cell>
            <table:table-cell table:style-name="Tableau1.A1" office:value-type="string">
              <text:p text:style-name="P5"><text:span text:style-name="T4">Lié à un </text:span><text:span text:style-name="Source_20_Text"><text:span text:style-name="T2">Donateur</text:span></text:span><text:span text:style-name="T4"> et à une </text:span><text:span text:style-name="Source_20_Text"><text:span text:style-name="T2">Collecte</text:span></text:span><text:span text:style-name="T4">.</text:span></text:p>
            </table:table-cell>
          </table:table-row>
          <table:table-row>
            <table:table-cell table:style-name="Tableau1.A1" office:value-type="string">
              <text:p text:style-name="P5"><text:span text:style-name="Source_20_Text"><text:span text:style-name="T2">Don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dateDon</text:span></text:span><text:span text:style-name="T4">, </text:span><text:span text:style-name="Source_20_Text"><text:span text:style-name="T3">quantite</text:span></text:span><text:span text:style-name="T4">, </text:span><text:span text:style-name="Source_20_Text"><text:span text:style-name="T2">typeDon</text:span></text:span><text:span text:style-name="T4"> (</text:span><text:span text:style-name="Source_20_Text"><text:span text:style-name="T3">Sang total</text:span></text:span><text:span text:style-name="T4">, </text:span><text:span text:style-name="Source_20_Text"><text:span text:style-name="T3">Plasma</text:span></text:span><text:span text:style-name="T4">, </text:span><text:span text:style-name="Source_20_Text"><text:span text:style-name="T3">Plaquettes</text:span></text:span><text:span text:style-name="T4">), </text:span><text:span text:style-name="Source_20_Text"><text:span text:style-name="T2">apte</text:span></text:span><text:span text:style-name="T4"> (booléen), </text:span><text:soft-page-break/><text:span text:style-name="Source_20_Text"><text:span text:style-name="T3">commentaire</text:span></text:span><text:span text:style-name="T4">.</text:span></text:p>
            </table:table-cell>
            <table:table-cell table:style-name="Tableau1.A1" office:value-type="string">
              <text:p text:style-name="P5"><text:span text:style-name="T4">Lié à un </text:span><text:span text:style-name="Source_20_Text"><text:span text:style-name="T2">Donateur</text:span></text:span><text:span text:style-name="T4"> et potentiellement à un </text:span><text:span text:style-name="Source_20_Text"><text:span text:style-name="T2">RendezVous</text:span></text:span><text:span text:style-name="T4"> validé.</text:span></text:p>
            </table:table-cell>
          </table:table-row>
          <table:table-row>
            <table:table-cell table:style-name="Tableau1.A1" office:value-type="string">
              <text:p text:style-name="P5"><text:span text:style-name="Source_20_Text"><text:span text:style-name="T2">Stock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groupeSanguin</text:span></text:span><text:span text:style-name="T4">, </text:span><text:span text:style-name="Source_20_Text"><text:span text:style-name="T2">niveauActuel</text:span></text:span><text:span text:style-name="T4"> (unités), </text:span><text:span text:style-name="Source_20_Text"><text:span text:style-name="T3">niveauAlerte</text:span></text:span><text:span text:style-name="T4">, </text:span><text:span text:style-name="Source_20_Text"><text:span text:style-name="T3">derniereMiseAJour</text:span></text:span><text:span text:style-name="T4">.</text:span></text:p>
            </table:table-cell>
            <table:table-cell table:style-name="Tableau1.A1" office:value-type="string">
              <text:p text:style-name="P6">Entité de référence pour le suivi des réserves.</text:p>
            </table:table-cell>
          </table:table-row>
          <table:table-row>
            <table:table-cell table:style-name="Tableau1.A1" office:value-type="string">
              <text:p text:style-name="P5"><text:span text:style-name="Source_20_Text"><text:span text:style-name="T2">QuestionnairePreDon</text:span></text:span></text:p>
            </table:table-cell>
            <table:table-cell table:style-name="Tableau1.A1" office:value-type="string">
              <text:p text:style-name="P5"><text:span text:style-name="Source_20_Text"><text:span text:style-name="T3">id</text:span></text:span><text:span text:style-name="T4">, </text:span><text:span text:style-name="Source_20_Text"><text:span text:style-name="T3">dateRemplissage</text:span></text:span><text:span text:style-name="T4">, </text:span><text:span text:style-name="Source_20_Text"><text:span text:style-name="T3">reponses</text:span></text:span><text:span text:style-name="T4"> (JSON/Text).</text:span></text:p>
            </table:table-cell>
            <table:table-cell table:style-name="Tableau1.A1" office:value-type="string">
              <text:p text:style-name="P5"><text:span text:style-name="T4">Lié à un </text:span><text:span text:style-name="Source_20_Text"><text:span text:style-name="T2">RendezVous</text:span></text:span><text:span text:style-name="T4"> ou un </text:span><text:span text:style-name="Source_20_Text"><text:span text:style-name="T2">Don</text:span></text:span><text:span text:style-name="T4">.</text:span></text:p>
            </table:table-cell>
          </table:table-row>
        </table:table>
        <text:h text:style-name="P7" text:outline-level="3"><text:span text:style-name="T5"/></text:h>
        <text:h text:style-name="P8" text:outline-level="3"><text:span text:style-name="T5">2. Spécifications Fonctionnelles et Interfaces (Cahier des Charges)</text:span></text:h>
        <text:p text:style-name="P1">L'interface utilise intégralement <text:span text:style-name="T6">Bootstrap 5</text:span> pour garantir un design <text:span text:style-name="T7">responsive</text:span><text:span text:style-name="T8"> </text:span>et moderne. Les fonctionnalités sont réparties selon les rôles utilisateurs.</text:p>
        <text:p text:style-name="P9"/>
        <text:h text:style-name="P10" text:outline-level="4">2.1. Espace Public (Anonyme) </text:h>
        <text:p text:style-name="P11">Cet espace est dédié à l'information et à la conversion des visiteurs en donateurs.</text:p>
        <text:list text:style-name="L1">
          <text:list-item>
            <text:p text:style-name="P12"><text:span text:style-name="T9">Accueil (</text:span><text:span text:style-name="Source_20_Text"><text:span text:style-name="T2">/</text:span></text:span><text:span text:style-name="T9">)</text:span><text:span text:style-name="T4"> : Présente un </text:span><text:span text:style-name="T9">Carrousel</text:span><text:span text:style-name="T4"> de campagnes, des </text:span><text:span text:style-name="T9">Cards</text:span><text:span text:style-name="T4"> pour les prochaines collectes, et des liens clairs vers l'inscription/connexion et les informations sur les stocks.</text:span></text:p>
          </text:list-item>
          <text:list-item>
            <text:p text:style-name="P12"><text:span text:style-name="T9">Liste des Collectes (</text:span><text:span text:style-name="Source_20_Text"><text:span text:style-name="T2">/collectes</text:span></text:span><text:span text:style-name="T9">)</text:span><text:span text:style-name="T4"> : Affiche les événements de don sous forme de </text:span><text:span text:style-name="T9">Cards</text:span><text:span text:style-name="T4"> avec la date, le lieu, et le statut. Un système de </text:span><text:span text:style-name="T9">Filtres</text:span><text:span text:style-name="T4"> (ville, date) basé sur l'Entité </text:span><text:span text:style-name="Source_20_Text"><text:span text:style-name="T3">Lieu</text:span></text:span><text:span text:style-name="T4"> est présent.</text:span></text:p>
          </text:list-item>
          <text:list-item>
            <text:p text:style-name="P12"><text:span text:style-name="T9">Baromètre des Stocks (</text:span><text:span text:style-name="Source_20_Text"><text:span text:style-name="T2">/stocks</text:span></text:span><text:span text:style-name="T9">)</text:span><text:span text:style-name="T4"> : Affiche les données de l'Entité </text:span><text:span text:style-name="Source_20_Text"><text:span text:style-name="T2">Stock</text:span></text:span><text:span text:style-name="T4"> dans un </text:span><text:span text:style-name="T9">Tableau responsive</text:span><text:span text:style-name="T4">. Le niveau des réserves est visualisé via des </text:span><text:span text:style-name="T9">Progress Bars</text:span><text:span text:style-name="T4"> de couleur (vert, jaune, rouge de Bootstrap) pour indiquer l'urgence.</text:span></text:p>
          </text:list-item>
          <text:list-item>
            <text:p text:style-name="P12"><text:span text:style-name="T9">Inscription (</text:span><text:span text:style-name="Source_20_Text"><text:span text:style-name="T2">/register</text:span></text:span><text:span text:style-name="T9">)</text:span><text:span text:style-name="T4"> : Formulaire de création de l'Entité </text:span><text:span text:style-name="Source_20_Text"><text:span text:style-name="T2">Donateur</text:span></text:span><text:span text:style-name="T4"> utilisant le style </text:span><text:span text:style-name="T9">Bootstrap Forms</text:span><text:span text:style-name="T4"> et géré par Symfony Security.</text:span></text:p>
          </text:list-item>
        </text:list>
        <text:p text:style-name="P13"><text:span text:style-name="T4"/></text:p>
        <text:h text:style-name="P14" text:outline-level="4"><text:span text:style-name="T5">2.2. Espace Donateur (Authentifié - </text:span><text:span text:style-name="Source_20_Text"><text:span text:style-name="T3">ROLE_DONATEUR</text:span></text:span><text:span text:style-name="T5">) </text:span></text:h>
        <text:p text:style-name="P13"><text:span text:style-name="T5"/></text:p>
        <text:p text:style-name="P15">Le tableau de bord permet au donateur de gérer son engagement et de suivre son historique.</text:p>
        <text:p text:style-name="P16"><text:soft-page-break/></text:p>
        <text:list text:style-name="L2">
          <text:list-item>
            <text:p text:style-name="P17"><text:span text:style-name="T9">Tableau de Bord (</text:span><text:span text:style-name="Source_20_Text"><text:span text:style-name="T2">/donateur/dashboard</text:span></text:span><text:span text:style-name="T9">)</text:span><text:span text:style-name="T4"> : Vue synthétique via des </text:span><text:span text:style-name="T9">Cards</text:span><text:span text:style-name="T4"> affichant :</text:span></text:p>
          </text:list-item>
          <text:list-item>
            <text:p text:style-name="P17"><text:span text:style-name="T4">Le </text:span><text:span text:style-name="T9">Prochain Rendez-vous</text:span><text:span text:style-name="T4"> (avec un bouton "Annuler" pour mettre à jour le statut du </text:span><text:span text:style-name="Source_20_Text"><text:span text:style-name="T3">RendezVous</text:span></text:span><text:span text:style-name="T4">).</text:span></text:p>
          </text:list-item>
          <text:list-item>
            <text:p text:style-name="P17"><text:span text:style-name="T4">Le </text:span><text:span text:style-name="T9">Calcul d'Éligibilité</text:span><text:span text:style-name="T4"> : Affichage d'un message et de la </text:span><text:span text:style-name="T9">Date de Don Éligible</text:span><text:span text:style-name="T4"> calculée par un Service Symfony (basé sur </text:span><text:span text:style-name="Source_20_Text"><text:span text:style-name="T3">derniereDateDon</text:span></text:span><text:span text:style-name="T4">).</text:span></text:p>
          </text:list-item>
          <text:list-item>
            <text:p text:style-name="P17"><text:span text:style-name="T9">Prise de Rendez-vous (</text:span><text:span text:style-name="Source_20_Text"><text:span text:style-name="T2">/donateur/rdv/new/{collecteId}</text:span></text:span><text:span text:style-name="T9">)</text:span><text:span text:style-name="T4"> : Permet de sélectionner un créneau disponible pour une </text:span><text:span text:style-name="Source_20_Text"><text:span text:style-name="T3">Collecte</text:span></text:span><text:span text:style-name="T4"> spécifique.</text:span></text:p>
          </text:list-item>
          <text:list-item>
            <text:p text:style-name="P17"><text:span text:style-name="T9">Historique des Dons (</text:span><text:span text:style-name="Source_20_Text"><text:span text:style-name="T2">/donateur/historique</text:span></text:span><text:span text:style-name="T9">)</text:span><text:span text:style-name="T4"> : </text:span><text:span text:style-name="T9">Tableau</text:span><text:span text:style-name="T4"> listant toutes les Entités </text:span><text:span text:style-name="Source_20_Text"><text:span text:style-name="T2">Don</text:span></text:span><text:span text:style-name="T4"> effectuées, incluant le type de don et la mention </text:span><text:span text:style-name="Source_20_Text"><text:span text:style-name="T2">apte</text:span></text:span><text:span text:style-name="T4"> (Oui/Non) après validation médicale.</text:span></text:p>
          </text:list-item>
        </text:list>
        <text:p text:style-name="P18"><text:span text:style-name="T4"/></text:p>
        <text:h text:style-name="P14" text:outline-level="4"><text:span text:style-name="T5">2.3. Espace Administration (Authentifié – </text:span><text:span text:style-name="Source_20_Text"><text:span text:style-name="T3">ROLE_ADMIN</text:span></text:span><text:span text:style-name="T5">)</text:span></text:h>
        <text:p text:style-name="P13"><text:span text:style-name="T5"/></text:p>
        <text:p text:style-name="P1">L'administration utilise une interface CRUD pour la gestion des entités métiers et la validation finale des dons. Une <text:span text:style-name="T6">Sidebar</text:span> Bootstrap est utilisée pour la navigation.</text:p>
        <text:p text:style-name="P9"/>
        <text:list text:style-name="L3">
          <text:list-item>
            <text:p text:style-name="P19"><text:span text:style-name="T9">Dashboard Admin (</text:span><text:span text:style-name="Source_20_Text"><text:span text:style-name="T2">/admin</text:span></text:span><text:span text:style-name="T9">)</text:span><text:span text:style-name="T4"> : Vue d'ensemble des </text:span><text:span text:style-name="T9">Statistiques Clés</text:span><text:span text:style-name="T4"> (nombre de Donateurs, stock critique, RDV à valider) via des </text:span><text:span text:style-name="T9">Cards</text:span><text:span text:style-name="T4">.</text:span></text:p>
          </text:list-item>
          <text:list-item>
            <text:p text:style-name="P19"><text:span text:style-name="T9">Gestion des Lieux et Collectes</text:span><text:span text:style-name="T4"> : </text:span><text:span text:style-name="T9">CRUD complet</text:span><text:span text:style-name="T4"> généré par </text:span><text:span text:style-name="Source_20_Text"><text:span text:style-name="T3">make:crud</text:span></text:span><text:span text:style-name="T4"> de Symfony pour les Entités </text:span><text:span text:style-name="Source_20_Text"><text:span text:style-name="T2">Lieu</text:span></text:span><text:span text:style-name="T4"> et </text:span><text:span text:style-name="Source_20_Text"><text:span text:style-name="T2">Collecte</text:span></text:span><text:span text:style-name="T4">. Les formulaires utilisent les thèmes Bootstrap pour un affichage propre.</text:span></text:p>
          </text:list-item>
          <text:list-item>
            <text:p text:style-name="P19"><text:span text:style-name="T9">Gestion des Stocks (</text:span><text:span text:style-name="Source_20_Text"><text:span text:style-name="T2">/admin/stock</text:span></text:span><text:span text:style-name="T9">)</text:span><text:span text:style-name="T4"> : Interface de mise à jour manuelle des champs </text:span><text:span text:style-name="Source_20_Text"><text:span text:style-name="T2">niveauActuel</text:span></text:span><text:span text:style-name="T4"> de l'Entité </text:span><text:span text:style-name="Source_20_Text"><text:span text:style-name="T2">Stock</text:span></text:span><text:span text:style-name="T4"> pour refléter les réserves réelles.</text:span></text:p>
          </text:list-item>
          <text:list-item>
            <text:p text:style-name="P19"><text:span text:style-name="T9">Validation des Dons (</text:span><text:span text:style-name="Source_20_Text"><text:span text:style-name="T2">/admin/don/valider</text:span></text:span><text:span text:style-name="T9">)</text:span><text:span text:style-name="T4"> : </text:span><text:span text:style-name="T9">Processus Métier Critique</text:span><text:span text:style-name="T4">. Affiche un </text:span><text:span text:style-name="T9">Tableau</text:span><text:span text:style-name="T4"> des </text:span><text:span text:style-name="Source_20_Text"><text:span text:style-name="T3">RendezVous</text:span></text:span><text:span text:style-name="T4"> marqués comme </text:span><text:span text:style-name="Source_20_Text"><text:span text:style-name="T3">Effectué</text:span></text:span><text:span text:style-name="T4"> mais sans enregistrement </text:span><text:span text:style-name="Source_20_Text"><text:span text:style-name="T3">Don</text:span></text:span><text:span text:style-name="T4">. Le personnel médical utilise un formulaire de validation pour </text:span><text:span text:style-name="T9">créer l'Entité </text:span><text:span text:style-name="Source_20_Text"><text:span text:style-name="T2">Don</text:span></text:span><text:span text:style-name="T4"> (avec le champ </text:span><text:span text:style-name="Source_20_Text"><text:span text:style-name="T2">apte</text:span></text:span><text:span text:style-name="T4">) et mettre à jour </text:span><text:span text:style-name="Source_20_Text"><text:span text:style-name="T3">derniereDateDon</text:span></text:span><text:span text:style-name="T4"> du </text:span><text:span text:style-name="Source_20_Text"><text:span text:style-name="T3">Donateur</text:span></text:span><text:span text:style-name="T4">.</text:span></text:p>
            <text:p text:style-name="P20"><text:span text:style-name="T4"/></text:p>
          </text:list-item>
        </text:list>
        <text:h text:style-name="P7" text:outline-level="3"><text:span text:style-name="T5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officeooo:rsid="000fff3a" officeooo:paragraph-rsid="000fff3a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Atelier Framework coté serveur<text:tab/><text:tab/>Iset Sousse</text:p>
      </style:header>
      <style:footer>
        <text:p text:style-name="MP2"><text:bookmark-start text:name="PageNumWizard_FOOTER_Style de page par défaut1"/><text:page-number text:select-page="current">3</text:page-number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0:48:04.962972452</meta:creation-date>
    <dc:date>2025-11-03T11:45:25.189734045</dc:date>
    <meta:editing-duration>PT16M16S</meta:editing-duration>
    <meta:editing-cycles>2</meta:editing-cycles>
    <meta:generator>LibreOffice/24.8.3.2$Linux_X86_64 LibreOffice_project/48a6bac9e7e268aeb4c3483fcf825c94556d9f92</meta:generator>
    <meta:document-statistic meta:table-count="1" meta:image-count="0" meta:object-count="0" meta:page-count="3" meta:paragraph-count="54" meta:word-count="622" meta:character-count="4204" meta:non-whitespace-character-count="3642"/>
  </office:meta>
</office:document-meta>
</file>